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8]=&quot;✓&quot;)+([.D108]=&quot;✓&quot;)+([.E108]=&quot;✓&quot;)+([.F10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404" calcext:value-type="float">
            <text:p>40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926605504587156" calcext:value-type="percentage">
            <text:p>92,66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.00.0000</text:date>, <text:time style:data-style-name="N2" text:time-value="14:24:05.0886192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0T16:25:08.841898377</dc:date>
    <meta:editing-duration>P1DT20H15M</meta:editing-duration>
    <meta:editing-cycles>180</meta:editing-cycles>
    <meta:generator>LibreOffice/5.4.1.2.0$Linux_X86_64 LibreOffice_project/40m0$Build-2</meta:generator>
    <meta:document-statistic meta:table-count="2" meta:cell-count="1495" meta:object-count="0"/>
  </office:meta>
</office:document-meta>
</file>